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#include &lt;MFRC522.h&gt;</text:p>
      <text:p text:style-name="Normal">#include &lt;SPI.h&gt;</text:p>
      <text:p text:style-name="Normal">#include &lt;EEPROM.h&gt;</text:p>
      <text:p text:style-name="Normal"/>
      <text:p text:style-name="Normal">#define RST_PIN 9</text:p>
      <text:p text:style-name="Normal">#define SS_PIN 10</text:p>
      <text:p text:style-name="Normal"/>
      <text:p text:style-name="Normal">int bzr = 8;<text:s/></text:p>
      <text:p text:style-name="Normal">int kart[4];</text:p>
      <text:p text:style-name="Normal">int x;</text:p>
      <text:p text:style-name="Normal">int role = 3;</text:p>
      <text:p text:style-name="Normal">int kirmizi = 7;</text:p>
      <text:p text:style-name="Normal">int yesil = 5;</text:p>
      <text:p text:style-name="Normal">int reset = 4;</text:p>
      <text:p text:style-name="Normal">int button = 6;</text:p>
      <text:p text:style-name="Normal"/>
      <text:p text:style-name="Normal">MFRC522 mfrc522(SS_PIN,RST_PIN);</text:p>
      <text:p text:style-name="Normal"/>
      <text:p text:style-name="Normal">void setup() {</text:p>
      <text:p text:style-name="Normal"><text:s text:c="2"/></text:p>
      <text:p text:style-name="Normal"><text:s text:c="2"/>Serial.begin(9600);</text:p>
      <text:p text:style-name="Normal"><text:s text:c="2"/>SPI.begin();</text:p>
      <text:p text:style-name="Normal"><text:s text:c="2"/>mfrc522.PCD_Init();</text:p>
      <text:p text:style-name="Normal"/>
      <text:p text:style-name="Normal"><text:s text:c="2"/>pinMode(button,INPUT);</text:p>
      <text:p text:style-name="Normal"><text:s text:c="2"/>pinMode(reset,INPUT);</text:p>
      <text:p text:style-name="Normal"><text:s text:c="2"/>pinMode(role,OUTPUT);</text:p>
      <text:p text:style-name="Normal"><text:s text:c="2"/>pinMode(kirmizi,OUTPUT);</text:p>
      <text:p text:style-name="Normal"><text:s text:c="2"/>pinMode(yesil,OUTPUT);</text:p>
      <text:p text:style-name="Normal"><text:s text:c="2"/>pinMode(bzr,OUTPUT);</text:p>
      <text:soft-page-break/>
      <text:p text:style-name="Normal"><text:s text:c="2"/></text:p>
      <text:p text:style-name="Normal">}</text:p>
      <text:p text:style-name="Normal"/>
      <text:p text:style-name="Normal">void loop() {</text:p>
      <text:p text:style-name="Normal"><text:s text:c="2"/>// reset butonuna basılırsa...</text:p>
      <text:p text:style-name="Normal"><text:s text:c="2"/>if(digitalRead(reset) == HIGH){</text:p>
      <text:p text:style-name="Normal"><text:s text:c="6"/>digitalWrite(kirmizi,HIGH);</text:p>
      <text:p text:style-name="Normal"><text:s text:c="6"/>delay(1000);</text:p>
      <text:p text:style-name="Normal"><text:s text:c="6"/>digitalWrite(kirmizi,LOW);</text:p>
      <text:p text:style-name="Normal"><text:s text:c="6"/>digitalWrite(yesil,HIGH);</text:p>
      <text:p text:style-name="Normal"><text:s text:c="6"/>delay(1000);</text:p>
      <text:p text:style-name="Normal"><text:s text:c="6"/>digitalWrite(yesil,LOW);</text:p>
      <text:p text:style-name="Normal"><text:s text:c="6"/>digitalWrite(kirmizi,HIGH);</text:p>
      <text:p text:style-name="Normal"><text:s text:c="6"/>delay(1000);</text:p>
      <text:p text:style-name="Normal"><text:s text:c="6"/>digitalWrite(kirmizi,LOW);</text:p>
      <text:p text:style-name="Normal"/>
      <text:p text:style-name="Normal"><text:s text:c="6"/>if( digitalRead(reset) == HIGH){</text:p>
      <text:p text:style-name="Normal"><text:s text:c="8"/>digitalWrite(kirmizi,HIGH);</text:p>
      <text:p text:style-name="Normal"><text:s text:c="8"/>//haafızadaki bütün kartlar silinir...</text:p>
      <text:p text:style-name="Normal"><text:s text:c="8"/>for (int i = 0 ; i &lt; EEPROM.length() ; i++) {</text:p>
      <text:p text:style-name="Normal"><text:s text:c="10"/>EEPROM.write(i, 0);</text:p>
      <text:p text:style-name="Normal"><text:s text:c="10"/>while(digitalRead(reset) == HIGH);</text:p>
      <text:p text:style-name="Normal"><text:s text:c="8"/>}</text:p>
      <text:p text:style-name="Normal"><text:s text:c="8"/>digitalWrite(kirmizi,LOW);</text:p>
      <text:p text:style-name="Normal"><text:s text:c="4"/>}</text:p>
      <text:p text:style-name="Normal"><text:s text:c="2"/>}</text:p>
      <text:p text:style-name="Normal"><text:s text:c="2"/>//butona basılırsa...</text:p>
      <text:p text:style-name="Normal"><text:s text:c="2"/>if( digitalRead(button) == HIGH ){</text:p>
      <text:p text:style-name="Normal"><text:s text:c="4"/>digitalWrite(yesil,HIGH);</text:p>
      <text:p text:style-name="Normal"><text:s text:c="4"/>digitalWrite(kirmizi,HIGH);</text:p>
      <text:soft-page-break/>
      <text:p text:style-name="Normal"><text:s text:c="4"/></text:p>
      <text:p text:style-name="Normal"><text:s text:c="4"/>//kart okutalana kadar baştan başlar...</text:p>
      <text:p text:style-name="Normal"><text:s text:c="4"/>if ( ! mfrc522.PICC_IsNewCardPresent()) { <text:s/></text:p>
      <text:p text:style-name="Normal"><text:s text:c="4"/>return ;</text:p>
      <text:p text:style-name="Normal"><text:s text:c="4"/>}</text:p>
      <text:p text:style-name="Normal"><text:s text:c="4"/>if ( ! mfrc522.PICC_ReadCardSerial()) {</text:p>
      <text:p text:style-name="Normal"><text:s text:c="4"/>return ;</text:p>
      <text:p text:style-name="Normal"><text:s text:c="4"/>}</text:p>
      <text:p text:style-name="Normal"><text:s text:c="4"/>if ( <text:s/>mfrc522.PICC_ReadCardSerial()) {</text:p>
      <text:p text:style-name="Normal"><text:s text:c="4"/>return ;</text:p>
      <text:p text:style-name="Normal"><text:s text:c="4"/>}</text:p>
      <text:p text:style-name="Normal"><text:s text:c="4"/>//kart okutulunca işlemlere başlar...</text:p>
      <text:p text:style-name="Normal"><text:s text:c="4"/>for(int i=0; i&lt;4; i++ ){</text:p>
      <text:p text:style-name="Normal"><text:s text:c="6"/>// karttan okunan anlık değerleri geçici bir kart değişkenine atar...</text:p>
      <text:p text:style-name="Normal"><text:s text:c="6"/>kart[i] = mfrc522.uid.uidByte[i];</text:p>
      <text:p text:style-name="Normal"><text:s text:c="6"/>delay(100);</text:p>
      <text:p text:style-name="Normal"><text:s text:c="4"/>}</text:p>
      <text:p text:style-name="Normal"><text:s text:c="4"/>//kart eğer kayıtlı değilse...</text:p>
      <text:p text:style-name="Normal"><text:s text:c="4"/>if (!findID(kart,4)){</text:p>
      <text:p text:style-name="Normal"><text:s text:c="6"/>digitalWrite(yesil,LOW);</text:p>
      <text:p text:style-name="Normal"><text:s text:c="6"/>digitalWrite(kirmizi,LOW);</text:p>
      <text:p text:style-name="Normal"><text:s text:c="6"/>//boş bir adres belirlenir...</text:p>
      <text:p text:style-name="Normal"><text:s text:c="6"/>int y= kayit_adresi();</text:p>
      <text:p text:style-name="Normal"><text:s text:c="6"/></text:p>
      <text:p text:style-name="Normal"><text:s text:c="6"/>for ( int i = 0; i &lt;4; i++ ) {</text:p>
      <text:p text:style-name="Normal"><text:s text:c="6"/>//ve kart EEPROM a yani Arduinonun hafızasına yazılır...</text:p>
      <text:p text:style-name="Normal"><text:s text:c="6"/>EEPROM[y+i] = kart[i]; <text:s text:c="3"/></text:p>
      <text:p text:style-name="Normal"><text:s text:c="2"/>}</text:p>
      <text:p text:style-name="Normal"><text:s text:c="6"/>//kartın kaydedildiğini göstermek için yesil ışık yanıp söner...</text:p>
      <text:p text:style-name="Normal"><text:s text:c="6"/>digitalWrite(yesil,HIGH);</text:p>
      <text:soft-page-break/>
      <text:p text:style-name="Normal"><text:s text:c="6"/>delay(1000);</text:p>
      <text:p text:style-name="Normal"><text:s text:c="6"/>digitalWrite(yesil,LOW);</text:p>
      <text:p text:style-name="Normal"><text:s text:c="6"/>delay(1000);</text:p>
      <text:p text:style-name="Normal"><text:s text:c="6"/>digitalWrite(yesil,HIGH);</text:p>
      <text:p text:style-name="Normal"><text:s text:c="6"/>delay(1000);</text:p>
      <text:p text:style-name="Normal"><text:s text:c="6"/>digitalWrite(yesil,LOW);</text:p>
      <text:p text:style-name="Normal"><text:s text:c="6"/>delay(1000);</text:p>
      <text:p text:style-name="Normal"><text:s text:c="6"/>digitalWrite(yesil,HIGH);</text:p>
      <text:p text:style-name="Normal"><text:s text:c="6"/>delay(1000);</text:p>
      <text:p text:style-name="Normal"><text:s text:c="6"/>digitalWrite(yesil,LOW);</text:p>
      <text:p text:style-name="Normal"><text:s text:c="4"/>}</text:p>
      <text:p text:style-name="Normal"><text:s text:c="4"/>//kart zaten önceden kaydedilmiş ise...</text:p>
      <text:p text:style-name="Normal"><text:s text:c="3"/>else{</text:p>
      <text:p text:style-name="Normal"><text:s text:c="6"/>digitalWrite(yesil,LOW);</text:p>
      <text:p text:style-name="Normal"><text:s text:c="6"/>digitalWrite(kirmizi,LOW);</text:p>
      <text:p text:style-name="Normal"><text:s text:c="6"/>//silme fonksiyonu kullanılarak silinir...</text:p>
      <text:p text:style-name="Normal"><text:s text:c="6"/>kart_silme(kart,4);</text:p>
      <text:p text:style-name="Normal"><text:s text:c="6"/>//silindiğini belirtmek için de kırmızı ışık yanıp söner...</text:p>
      <text:p text:style-name="Normal"><text:s text:c="6"/>digitalWrite(kirmizi,HIGH);</text:p>
      <text:p text:style-name="Normal"><text:s text:c="6"/>delay(1000);</text:p>
      <text:p text:style-name="Normal"><text:s text:c="6"/>digitalWrite(kirmizi,LOW);</text:p>
      <text:p text:style-name="Normal"><text:s text:c="6"/>delay(1000);</text:p>
      <text:p text:style-name="Normal"><text:s text:c="6"/>digitalWrite(kirmizi,HIGH);</text:p>
      <text:p text:style-name="Normal"><text:s text:c="6"/>delay(1000);</text:p>
      <text:p text:style-name="Normal"><text:s text:c="6"/>digitalWrite(kirmizi,LOW);</text:p>
      <text:p text:style-name="Normal"><text:s text:c="6"/>delay(1000);</text:p>
      <text:p text:style-name="Normal"><text:s text:c="6"/>digitalWrite(kirmizi,HIGH);</text:p>
      <text:p text:style-name="Normal"><text:s text:c="6"/>delay(1000);</text:p>
      <text:p text:style-name="Normal"><text:s text:c="6"/>digitalWrite(kirmizi,LOW);</text:p>
      <text:p text:style-name="Normal"><text:s text:c="6"/>delay(1000);</text:p>
      <text:soft-page-break/>
      <text:p text:style-name="Normal"><text:s text:c="4"/>}</text:p>
      <text:p text:style-name="Normal"><text:s text:c="2"/>}</text:p>
      <text:p text:style-name="Normal"><text:s text:c="2"/>//kontrol(butona basmadığımız halde ledler yanıyorsa söndürülür)...</text:p>
      <text:p text:style-name="Normal"><text:s text:c="2"/>if( digitalRead(button) == LOW &amp;&amp; (digitalRead(yesil)==HIGH || digitalRead(kirmizi)== HIGH)){</text:p>
      <text:p text:style-name="Normal"><text:s text:c="7"/>digitalWrite(yesil,LOW);</text:p>
      <text:p text:style-name="Normal"><text:s text:c="7"/>digitalWrite(kirmizi,LOW);</text:p>
      <text:p text:style-name="Normal"><text:s text:c="6"/>}</text:p>
      <text:p text:style-name="Normal">//kart okutulmadığı sürece başa atar ileriye geçemez...</text:p>
      <text:p text:style-name="Normal"><text:s text:c="2"/>if ( ! mfrc522.PICC_IsNewCardPresent()) {<text:s/></text:p>
      <text:p text:style-name="Normal"><text:s text:c="4"/>return ;</text:p>
      <text:p text:style-name="Normal"><text:s text:c="2"/>}</text:p>
      <text:p text:style-name="Normal"><text:s text:c="2"/>if ( ! mfrc522.PICC_ReadCardSerial()) {</text:p>
      <text:p text:style-name="Normal"><text:s text:c="4"/>return ;</text:p>
      <text:p text:style-name="Normal"><text:s text:c="2"/>} <text:s text:c="2"/></text:p>
      <text:p text:style-name="Normal"><text:s text:c="2"/>if ( <text:s/>mfrc522.PICC_ReadCardSerial()) {</text:p>
      <text:p text:style-name="Normal"><text:s text:c="4"/>return ;</text:p>
      <text:p text:style-name="Normal"><text:s text:c="4"/>}<text:s/></text:p>
      <text:p text:style-name="Normal">//kart okutulduğunda işlemler başlar...</text:p>
      <text:p text:style-name="Normal"><text:s text:c="2"/>for(int i=0; i&lt;4; i++ ){</text:p>
      <text:p text:style-name="Normal"><text:s text:c="4"/>//okutulan kart geçici değişkene atanır...</text:p>
      <text:p text:style-name="Normal"><text:s text:c="6"/>kart[i] = mfrc522.uid.uidByte[i];</text:p>
      <text:p text:style-name="Normal"><text:s text:c="6"/>delay(100);</text:p>
      <text:p text:style-name="Normal"><text:s text:c="4"/>}</text:p>
      <text:p text:style-name="Normal"><text:s text:c="4"/>//kart hazfızada kayıtlı ise girişe izin verilir ve yesil led aktif olur...</text:p>
      <text:p text:style-name="Normal"><text:s text:c="2"/>if( findID(kart,4)){</text:p>
      <text:p text:style-name="Normal"/>
      <text:p text:style-name="Normal"><text:s text:c="4"/>digitalWrite(yesil,HIGH);</text:p>
      <text:p text:style-name="Normal"><text:s text:c="4"/>digitalWrite(role, HIGH);</text:p>
      <text:p text:style-name="Normal"><text:s text:c="4"/>Serial.print(" KAPI ACIK ");</text:p>
      <text:p text:style-name="Normal"><text:s text:c="4"/>delay(2000);</text:p>
      <text:soft-page-break/>
      <text:p text:style-name="Normal"><text:s text:c="4"/>digitalWrite(role, LOW);</text:p>
      <text:p text:style-name="Normal"><text:s text:c="4"/>digitalWrite(yesil,LOW);</text:p>
      <text:p text:style-name="Normal"><text:s text:c="4"/>}</text:p>
      <text:p text:style-name="Normal"><text:s text:c="2"/>else{</text:p>
      <text:p text:style-name="Normal"><text:s text:c="4"/>//kart kayıtlı değil ise kırmızı led aktif olur ve buzzer ile alarm sağlanır...</text:p>
      <text:p text:style-name="Normal"><text:s text:c="4"/>digitalWrite(kirmizi, HIGH);</text:p>
      <text:p text:style-name="Normal"><text:s text:c="4"/>Serial.print(" ALARM!! ");</text:p>
      <text:p text:style-name="Normal"><text:s text:c="4"/>delay(1000);</text:p>
      <text:p text:style-name="Normal"><text:s text:c="4"/>digitalWrite(kirmizi, LOW);</text:p>
      <text:p text:style-name="Normal"><text:s text:c="2"/></text:p>
      <text:p text:style-name="Normal"><text:s text:c="3"/></text:p>
      <text:p text:style-name="Normal"><text:s text:c="4"/>delay(1000);</text:p>
      <text:p text:style-name="Normal"><text:s text:c="4"/>digitalWrite(kirmizi, LOW);</text:p>
      <text:p text:style-name="Normal"><text:s text:c="4"/></text:p>
      <text:p text:style-name="Normal"><text:s text:c="4"/>for (int i=0; i &lt;3; i++){</text:p>
      <text:p text:style-name="Normal"><text:s text:c="4"/>digitalWrite(bzr,HIGH);</text:p>
      <text:p text:style-name="Normal"><text:s text:c="4"/>delay(1000);</text:p>
      <text:p text:style-name="Normal"><text:s text:c="4"/>digitalWrite(bzr,LOW);</text:p>
      <text:p text:style-name="Normal"><text:s text:c="4"/>delay(1000);</text:p>
      <text:p text:style-name="Normal"><text:s text:c="4"/>}</text:p>
      <text:p text:style-name="Normal"><text:s text:c="2"/>} <text:s/></text:p>
      <text:p text:style-name="Normal"/>
      <text:p text:style-name="Normal">}</text:p>
      <text:p text:style-name="Normal">//FONKSİYONLAR</text:p>
      <text:p text:style-name="Normal"/>
      <text:p text:style-name="Normal"/>
      <text:p text:style-name="Normal">//kart EEPROMDA kayıtlı mı diye kontrol eder...</text:p>
      <text:p text:style-name="Normal">boolean findID (int kart[],int x){</text:p>
      <text:p text:style-name="Normal"><text:s text:c="5"/>int a;</text:p>
      <text:p text:style-name="Normal">for(int z=0; z&lt;EEPROM.length()/4; z++){</text:p>
      <text:soft-page-break/>
      <text:p text:style-name="Normal"><text:s text:c="2"/>a = 0;<text:s/></text:p>
      <text:p text:style-name="Normal"/>
      <text:p text:style-name="Normal"><text:s text:c="2"/>for(int j=z*4; j&lt;4*(z+1); j++){</text:p>
      <text:p text:style-name="Normal"><text:s text:c="4"/>if (kart[j-(4*z)] == EEPROM[j]){</text:p>
      <text:p text:style-name="Normal"><text:s text:c="6"/>a++;</text:p>
      <text:p text:style-name="Normal"><text:s text:c="4"/>}</text:p>
      <text:p text:style-name="Normal"><text:s text:c="4"/>else{</text:p>
      <text:p text:style-name="Normal"><text:s text:c="6"/>a = 0;</text:p>
      <text:p text:style-name="Normal"><text:s text:c="6"/>break;</text:p>
      <text:p text:style-name="Normal"><text:s text:c="6"/>}</text:p>
      <text:p text:style-name="Normal"><text:s text:c="2"/>}</text:p>
      <text:p text:style-name="Normal"><text:s text:c="2"/>if( a == 4 ){</text:p>
      <text:p text:style-name="Normal"><text:s text:c="2"/>return true;</text:p>
      <text:p text:style-name="Normal"><text:s text:c="2"/>}</text:p>
      <text:p text:style-name="Normal">}</text:p>
      <text:p text:style-name="Normal">if( a != 4 ){</text:p>
      <text:p text:style-name="Normal"><text:s text:c="2"/>return false;</text:p>
      <text:p text:style-name="Normal"><text:s text:c="2"/>}</text:p>
      <text:p text:style-name="Normal"><text:s text:c="3"/></text:p>
      <text:p text:style-name="Normal">}</text:p>
      <text:p text:style-name="Normal"/>
      <text:p text:style-name="Normal">//EEPROMda 4 bit 4 bit <text:s/>tarama yaparak ilk boş adresi kayıt adresi olarak ayarlar...</text:p>
      <text:p text:style-name="Normal">int kayit_adresi(){</text:p>
      <text:p text:style-name="Normal"/>
      <text:p text:style-name="Normal"><text:s text:c="2"/>for(int y=0; y&lt;1024; y+=4){</text:p>
      <text:p text:style-name="Normal"><text:s text:c="4"/>if(EEPROM[y] == 0){</text:p>
      <text:p text:style-name="Normal"><text:s text:c="6"/>x = y;</text:p>
      <text:p text:style-name="Normal"><text:s text:c="6"/>return x;</text:p>
      <text:p text:style-name="Normal"><text:s text:c="6"/>break;</text:p>
      <text:p text:style-name="Normal"><text:s text:c="6"/>}</text:p>
      <text:soft-page-break/>
      <text:p text:style-name="Normal"><text:s text:c="4"/>}</text:p>
      <text:p text:style-name="Normal">}</text:p>
      <text:p text:style-name="Normal"/>
      <text:p text:style-name="Normal">//kartın kayıtlı olduğu adresi bularak 4 bit boyunca 0 a eşitler...</text:p>
      <text:p text:style-name="Normal">void kart_silme(int kart[],int x){</text:p>
      <text:p text:style-name="Normal"><text:s text:c="2"/>int b = 0;</text:p>
      <text:p text:style-name="Normal"><text:s text:c="2"/>int i;</text:p>
      <text:p text:style-name="Normal"><text:s text:c="2"/></text:p>
      <text:p text:style-name="Normal"><text:s text:c="2"/>for(i=0; i&lt;EEPROM.length()/4; i++){</text:p>
      <text:p text:style-name="Normal"><text:s text:c="4"/>for(int j=i*4; j&lt;4*(i+1); j++){</text:p>
      <text:p text:style-name="Normal"><text:s text:c="6"/>if(kart[j-(4*i)] == EEPROM[j]){</text:p>
      <text:p text:style-name="Normal"><text:s text:c="8"/>b++;</text:p>
      <text:p text:style-name="Normal"><text:s text:c="8"/>}</text:p>
      <text:p text:style-name="Normal"><text:s text:c="6"/>else{</text:p>
      <text:p text:style-name="Normal"><text:s text:c="8"/>b = 0;</text:p>
      <text:p text:style-name="Normal"><text:s text:c="8"/>break;</text:p>
      <text:p text:style-name="Normal"><text:s text:c="8"/>} <text:s/></text:p>
      <text:p text:style-name="Normal"><text:s text:c="6"/>}</text:p>
      <text:p text:style-name="Normal"><text:s text:c="6"/>if(b == 4){</text:p>
      <text:p text:style-name="Normal"><text:s text:c="8"/>break;</text:p>
      <text:p text:style-name="Normal"><text:s text:c="8"/>}</text:p>
      <text:p text:style-name="Normal"><text:s text:c="4"/>}</text:p>
      <text:p text:style-name="Normal"><text:s text:c="2"/>if( i&lt;EEPROM.length()/4 ){</text:p>
      <text:p text:style-name="Normal"><text:s text:c="6"/>for(int j=i*4; j&lt;4*(i+1); j++){</text:p>
      <text:p text:style-name="Normal"><text:s text:c="8"/>EEPROM.write(j,0);</text:p>
      <text:p text:style-name="Normal"><text:s text:c="6"/>}</text:p>
      <text:p text:style-name="Normal"><text:s text:c="4"/>} <text:s/></text:p>
      <text:p text:style-name="Normal"><text:s text:c="4"/></text:p>
      <text:p text:style-name="Norma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Times New Roman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tr" fo:country="T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uda</meta:initial-creator>
    <dc:creator>Huda</dc:creator>
    <meta:creation-date>2019-04-15T22:02:00Z</meta:creation-date>
    <dc:date>2019-04-15T22:02:00Z</dc:date>
    <meta:template xlink:href="Normal.dotm" xlink:type="simple"/>
    <meta:editing-cycles>2</meta:editing-cycles>
    <meta:editing-duration>PT60S</meta:editing-duration>
    <meta:document-statistic meta:page-count="8" meta:paragraph-count="10" meta:word-count="804" meta:character-count="5383" meta:row-count="38" meta:non-whitespace-character-count="4589"/>
  </office:meta>
</office:document-meta>
</file>